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orphans="0" fo:widows="0" style:text-autospace="none"/>
      <style:text-properties fo:font-weight="bold" style:font-weight-asian="bold" style:font-weight-complex="bold"/>
    </style:style>
    <style:style style:name="P2" style:family="paragraph" style:parent-style-name="Standard">
      <style:paragraph-properties fo:text-align="center" style:justify-single-word="false" fo:orphans="0" fo:widows="0" style:text-autospace="none"/>
      <style:text-properties fo:font-size="16pt" fo:font-weight="bold" style:font-size-asian="16pt" style:font-weight-asian="bold" style:font-weight-complex="bold"/>
    </style:style>
    <style:style style:name="P3" style:family="paragraph" style:parent-style-name="Standard">
      <style:paragraph-properties fo:orphans="0" fo:widows="0" style:text-autospace="none"/>
      <style:text-properties fo:color="#070fa9" fo:font-size="11pt" fo:font-style="italic" style:font-size-asian="11pt" style:font-style-asian="italic" style:font-name-complex="Times New Roman" style:font-size-complex="11pt"/>
    </style:style>
    <style:style style:name="P4" style:family="paragraph" style:parent-style-name="Standard">
      <style:paragraph-properties fo:text-align="center" style:justify-single-word="false" fo:orphans="0" fo:widows="0" style:text-autospace="none"/>
      <style:text-properties fo:color="#070fa9"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orphans="0" fo:widows="0" style:text-autospace="none"/>
      <style:text-properties fo:color="#070fa9" fo:font-size="11pt" fo:font-style="italic" fo:font-weight="bold" style:font-size-asian="11pt" style:font-style-asian="italic" style:font-weight-asian="bold" style:font-name-complex="Times New Roman" style:font-size-complex="11pt" style:font-weight-complex="bold"/>
    </style:style>
    <style:style style:name="P6" style:family="paragraph" style:parent-style-name="Standard">
      <style:paragraph-properties fo:margin-left="0.635cm" fo:margin-right="0cm" fo:orphans="0" fo:widows="0" fo:text-indent="0cm" style:auto-text-indent="false" style:text-autospace="none"/>
      <style:text-properties fo:color="#070fa9" fo:font-size="11pt" fo:font-style="italic" fo:font-weight="bold" style:font-size-asian="11pt" style:font-style-asian="italic" style:font-weight-asian="bold" style:font-name-complex="Times New Roman" style:font-size-complex="11pt" style:font-weight-complex="bold"/>
    </style:style>
    <style:style style:name="P7" style:family="paragraph" style:parent-style-name="Header">
      <style:text-properties fo:color="#000000" fo:font-size="11pt" fo:font-style="italic" fo:font-weight="normal" officeooo:rsid="0008418c" officeooo:paragraph-rsid="0008418c" style:font-size-asian="11pt" style:font-style-asian="italic" style:font-weight-asian="normal" style:font-size-complex="11pt" style:font-style-complex="italic" style:font-weight-complex="normal"/>
    </style:style>
    <style:style style:name="P8" style:family="paragraph" style:parent-style-name="Header">
      <style:text-properties fo:color="#000000" fo:font-weight="normal" style:font-weight-asian="normal" style:font-weight-complex="normal"/>
    </style:style>
    <style:style style:name="P9" style:family="paragraph" style:parent-style-name="Body_20_Text_20_2">
      <style:paragraph-properties fo:margin-top="0cm" fo:margin-bottom="0.212cm" loext:contextual-spacing="false" fo:text-align="start" style:justify-single-word="false"/>
      <style:text-properties fo:color="#000000" fo:font-weight="normal" officeooo:rsid="00095bb8" officeooo:paragraph-rsid="00095bb8" style:font-weight-asian="normal" style:font-weight-complex="normal"/>
    </style:style>
    <style:style style:name="P10"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italic" officeooo:rsid="000b2bb6" officeooo:paragraph-rsid="000b2bb6" style:font-size-asian="11pt" style:font-style-asian="italic" style:font-name-complex="Times New Roman" style:font-size-complex="11pt" style:font-style-complex="italic"/>
    </style:style>
    <style:style style:name="P11"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0ca4d6" officeooo:paragraph-rsid="000ca4d6" style:font-size-asian="11pt" style:font-weight-asian="normal" style:font-name-complex="Times New Roman" style:font-size-complex="11pt" style:font-weight-complex="normal"/>
    </style:style>
    <style:style style:name="P12"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13"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0ca4d6" officeooo:paragraph-rsid="000ca4d6" style:font-size-asian="11pt" style:font-weight-asian="normal" style:font-name-complex="Times New Roman" style:font-size-complex="11pt" style:font-weight-complex="normal"/>
    </style:style>
    <style:style style:name="P14"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2fd4c5" officeooo:paragraph-rsid="002fd4c5" style:font-size-asian="11pt" style:font-weight-asian="normal" style:font-name-complex="Times New Roman" style:font-size-complex="11pt" style:font-weight-complex="normal"/>
    </style:style>
    <style:style style:name="P15" style:family="paragraph" style:parent-style-name="Body_20_Text_20_2">
      <style:paragraph-properties fo:margin-top="0cm" fo:margin-bottom="0.212cm" loext:contextual-spacing="false" fo:text-align="start" style:justify-single-word="false"/>
      <style:text-properties fo:color="#000000" style:font-name="Times New Roman" fo:font-size="11pt" fo:font-weight="normal" officeooo:rsid="0030b69a" officeooo:paragraph-rsid="0030b69a" style:font-size-asian="11pt" style:font-weight-asian="normal" style:font-name-complex="Times New Roman" style:font-size-complex="11pt" style:font-weight-complex="normal"/>
    </style:style>
    <style:style style:name="P16"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1be0b0" officeooo:paragraph-rsid="001be0b0" style:font-size-asian="10.5pt" style:font-weight-asian="normal" style:font-name-complex="Times New Roman" style:font-size-complex="12pt" style:font-weight-complex="normal"/>
    </style:style>
    <style:style style:name="P17"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202aea" officeooo:paragraph-rsid="00202aea" style:font-size-asian="10.5pt" style:font-weight-asian="normal" style:font-name-complex="Times New Roman" style:font-size-complex="12pt" style:font-weight-complex="normal"/>
    </style:style>
    <style:style style:name="P18"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normal" officeooo:rsid="002b526f" officeooo:paragraph-rsid="002b526f" style:font-size-asian="10.5pt" style:font-weight-asian="normal" style:font-name-complex="Times New Roman" style:font-size-complex="12pt" style:font-weight-complex="normal"/>
    </style:style>
    <style:style style:name="P19"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4b11c" officeooo:paragraph-rsid="0014b11c" style:font-size-asian="10.5pt" style:font-weight-asian="bold" style:font-name-complex="Times New Roman" style:font-size-complex="12pt" style:font-weight-complex="bold"/>
    </style:style>
    <style:style style:name="P20"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78ecc" officeooo:paragraph-rsid="00178ecc" style:font-size-asian="10.5pt" style:font-weight-asian="bold" style:font-name-complex="Times New Roman" style:font-size-complex="12pt" style:font-weight-complex="bold"/>
    </style:style>
    <style:style style:name="P21"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1b1ae9" style:font-size-asian="10.5pt" style:font-weight-asian="bold" style:font-name-complex="Times New Roman" style:font-size-complex="12pt" style:font-weight-complex="bold"/>
    </style:style>
    <style:style style:name="P22"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1d33f4" style:font-size-asian="10.5pt" style:font-weight-asian="bold" style:font-name-complex="Times New Roman" style:font-size-complex="12pt" style:font-weight-complex="bold"/>
    </style:style>
    <style:style style:name="P23" style:family="paragraph" style:parent-style-name="Body_20_Text_20_2">
      <style:paragraph-properties fo:margin-top="0cm" fo:margin-bottom="0.212cm" loext:contextual-spacing="false" fo:text-align="start" style:justify-single-word="false"/>
      <style:text-properties fo:color="#000000" style:font-name="Times New Roman" fo:font-size="12pt" fo:font-weight="bold" officeooo:rsid="001b1ae9" officeooo:paragraph-rsid="0021211c" style:font-size-asian="10.5pt" style:font-weight-asian="bold" style:font-name-complex="Times New Roman" style:font-size-complex="12pt" style:font-weight-complex="bold"/>
    </style:style>
    <style:style style:name="P24" style:family="paragraph" style:parent-style-name="Body_20_Text_20_2">
      <style:paragraph-properties fo:margin-top="0cm" fo:margin-bottom="0.212cm" loext:contextual-spacing="false" fo:text-align="start" style:justify-single-word="false"/>
      <style:text-properties fo:color="#000000" style:font-name="Times New Roman" fo:font-size="13pt" fo:font-weight="bold" officeooo:rsid="0014b11c" officeooo:paragraph-rsid="0014b11c" style:font-size-asian="13pt" style:font-weight-asian="bold" style:font-name-complex="Times New Roman" style:font-size-complex="13pt" style:font-weight-complex="bold"/>
    </style:style>
    <style:style style:name="T1" style:family="text">
      <style:text-properties style:font-name="Times New Roman" fo:font-size="11pt" style:font-size-asian="11pt" style:font-name-complex="Times New Roman" style:font-size-complex="11pt"/>
    </style:style>
    <style:style style:name="T2" style:family="text">
      <style:text-properties style:font-name="Times New Roman" fo:font-size="11pt" officeooo:rsid="00099e01" style:font-size-asian="11pt" style:font-name-complex="Times New Roman" style:font-size-complex="11pt"/>
    </style:style>
    <style:style style:name="T3" style:family="text">
      <style:text-properties style:font-name="Times New Roman" fo:font-size="11pt" officeooo:rsid="000a2cbf" style:font-size-asian="11pt" style:font-name-complex="Times New Roman" style:font-size-complex="11pt"/>
    </style:style>
    <style:style style:name="T4" style:family="text">
      <style:text-properties officeooo:rsid="000eb50f"/>
    </style:style>
    <style:style style:name="T5" style:family="text">
      <style:text-properties officeooo:rsid="000fe8ea"/>
    </style:style>
    <style:style style:name="T6" style:family="text">
      <style:text-properties officeooo:rsid="001143a9"/>
    </style:style>
    <style:style style:name="T7" style:family="text">
      <style:text-properties fo:font-weight="normal" style:font-weight-asian="normal" style:font-weight-complex="normal"/>
    </style:style>
    <style:style style:name="T8" style:family="text">
      <style:text-properties officeooo:rsid="00169256"/>
    </style:style>
    <style:style style:name="T9" style:family="text">
      <style:text-properties officeooo:rsid="001848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Project Synopsis/Project Concept Document</text:p>
      <text:p text:style-name="P4"/>
      <text:p text:style-name="P1"/>
      <table:table table:name="Table1" table:style-name="Table1">
        <table:table-column table:style-name="Table1.A"/>
        <table:table-column table:style-name="Table1.B"/>
        <table:table-row table:style-name="Table1.1">
          <table:table-cell table:style-name="Table1.A1" office:value-type="string">
            <text:p text:style-name="Header">Project number</text:p>
          </table:table-cell>
          <table:table-cell table:style-name="Table1.B1" office:value-type="string">
            <text:p text:style-name="P7">SSAD6</text:p>
          </table:table-cell>
        </table:table-row>
        <table:table-row table:style-name="Table1.1">
          <table:table-cell table:style-name="Table1.A1" office:value-type="string">
            <text:p text:style-name="Header">Project Title</text:p>
          </table:table-cell>
          <table:table-cell table:style-name="Table1.B1" office:value-type="string">
            <text:p text:style-name="P7">Generation of customized offers for mobile games based on user analytics</text:p>
          </table:table-cell>
        </table:table-row>
        <table:table-row table:style-name="Table1.1">
          <table:table-cell table:style-name="Table1.A1" office:value-type="string">
            <text:p text:style-name="Header">Document</text:p>
          </table:table-cell>
          <table:table-cell table:style-name="Table1.B1" office:value-type="string">
            <text:p text:style-name="P8">SSAD Project Concept Document</text:p>
          </table:table-cell>
        </table:table-row>
        <table:table-row table:style-name="Table1.1">
          <table:table-cell table:style-name="Table1.A1" office:value-type="string">
            <text:p text:style-name="Header">Creation date</text:p>
          </table:table-cell>
          <table:table-cell table:style-name="Table1.B1" office:value-type="string">
            <text:p text:style-name="P7">25/08/2017</text:p>
          </table:table-cell>
        </table:table-row>
        <table:table-row table:style-name="Table1.1">
          <table:table-cell table:style-name="Table1.A1" office:value-type="string">
            <text:p text:style-name="Header">Created By</text:p>
          </table:table-cell>
          <table:table-cell table:style-name="Table1.B1" office:value-type="string">
            <text:p text:style-name="P7">Adrian Alva, Subraman<text:span text:style-name="T4">y</text:span>am Makam, Yahnit Sirineni</text:p>
          </table:table-cell>
        </table:table-row>
        <table:table-row table:style-name="Table1.1">
          <table:table-cell table:style-name="Table1.A1" office:value-type="string">
            <text:p text:style-name="Header">Client </text:p>
          </table:table-cell>
          <table:table-cell table:style-name="Table1.B1" office:value-type="string">
            <text:p text:style-name="P7">Mr Ravikiran, Golive Gaming, CIE, IIIT Hyderabad</text:p>
          </table:table-cell>
        </table:table-row>
      </table:table>
      <text:p text:style-name="P1"/>
      <text:p text:style-name="P1"/>
      <text:p text:style-name="P1">Description</text:p>
      <text:p text:style-name="P9"><text:span text:style-name="T1">The Project seeks to create a model of user/player behavior for various categories of </text:span><text:span text:style-name="T3">mobile </text:span><text:span text:style-name="T1">games and based on this model, to trigger customized offers for players to help them progress in the game. The project is based on player analytics </text:span><text:span text:style-name="T2">and it should be able to identify relevant variables in the data and map them to the set of offers to be triggered in order to maximize revenue. </text:span><text:span text:style-name="T3">Classification of types of users, games and offers based on the analytics and the model is also an important part of this project.</text:span><text:span text:style-name="T1"> <text:s/></text:span></text:p>
      <text:p text:style-name="P3"/>
      <text:p text:style-name="P1">Profile of Users</text:p>
      <text:p text:style-name="P10">1. Players: These are the people who have the game(s) on their mobile devices and use the application at different points of time every day/week/month.</text:p>
      <text:p text:style-name="P10">2. Game administrator(s): This is the team that monitors the game’s activity and must feed the analytics data as input to the project. <text:span text:style-name="T5">The input data will be in a specified format (JSON). This data is fed into the various functions that capture the required user behavior for triggering an offer.</text:span> They may/may not change the characteristics/parameters in the model on which the project is based. </text:p>
      <text:p text:style-name="P3"/>
      <text:p text:style-name="P1">Usage Model and Diagrams (if any)</text:p>
      <text:p text:style-name="P11">1. Players: The players will use this system to progress to further levels of the game that they are playing in the event that they are not able to clear their current level. <text:span text:style-name="T5">They may/may not spend money for an offer given to them.</text:span></text:p>
      <text:p text:style-name="P11">2. Game administrators: The game’s administrators use the system to generate offers for the events that have the highest potential for obtaining revenue from the offers. They can also modify this system to include parameters that the system may not be able to handle. <text:span text:style-name="T6">They are responsible for feeding the input data in the correct specified (JSON) format into the system. The data will be processed by various functions that capture different required user behaviors for triggering different kinds of offers.</text:span></text:p>
      <text:p text:style-name="P15">The factors on which the offer triggers depend on are </text:p>
      <text:p text:style-name="P15">a) The frequency of consecutive appearance of the players.</text:p>
      <text:p text:style-name="P15">b) The amount of transactions performed by the players.</text:p>
      <text:p text:style-name="P15">c) The number of attempts by a player on a particular level.</text:p>
      <text:p text:style-name="P15">d) The amount of time spent by a player on a particular level.</text:p>
      <text:p text:style-name="P14"><text:soft-page-break/></text:p>
      <text:p text:style-name="P24">Sample Input Object<text:span text:style-name="T8">s</text:span>: </text:p>
      <text:p text:style-name="P20">For <text:span text:style-name="T9">categorizing users based on their frequency</text:span>:</text:p>
      <text:p text:style-name="P19"><text:span text:style-name="T7">{</text:span></text:p>
      <text:p text:style-name="P19"><text:span text:style-name="T7"><text:s text:c="6"/>"rtime": 1498329966,</text:span></text:p>
      <text:p text:style-name="P19"><text:span text:style-name="T7"><text:s text:c="6"/>"eventTime": 1498349760,</text:span></text:p>
      <text:p text:style-name="P19"><text:span text:style-name="T7"><text:s text:c="6"/>"user_id": "3622beb0bcc4d0eb9fcff3c95931f631d998e8a8",</text:span></text:p>
      <text:p text:style-name="P19"><text:span text:style-name="T7"><text:s text:c="6"/>"key": "Session_Start",</text:span></text:p>
      <text:p text:style-name="P19"><text:span text:style-name="T7"><text:s text:c="6"/>"did": "9f114887-c00d-4a65-8559-0eb15ae118f8",</text:span></text:p>
      <text:p text:style-name="P19"><text:span text:style-name="T7"><text:s text:c="6"/>"sid": "558d78e7-cecc-4b19-9c4a-846112412dd2",</text:span></text:p>
      <text:p text:style-name="P19"><text:span text:style-name="T7"><text:s text:c="6"/>"createdAt": 1498355527,</text:span></text:p>
      <text:p text:style-name="P19"><text:span text:style-name="T7"><text:s text:c="6"/>"utime": "1498329960"</text:span></text:p>
      <text:p text:style-name="P19"><text:span text:style-name="T7"><text:s text:c="4"/>}</text:span></text:p>
      <text:p text:style-name="P21">For <text:span text:style-name="T9">categorizing users based on their </text:span>transactions:</text:p>
      <text:p text:style-name="P16">{</text:p>
      <text:p text:style-name="P16"><text:s text:c="6"/>"rtime": 1498329966,</text:p>
      <text:p text:style-name="P16"><text:s text:c="6"/>"eventTime": 1498349760,</text:p>
      <text:p text:style-name="P16"><text:s text:c="6"/>"user_id": "3622beb0bcc4d0eb9fcff3c95931f631d998e8a8",</text:p>
      <text:p text:style-name="P16"><text:s text:c="6"/>"key": "Session_Start",</text:p>
      <text:p text:style-name="P16"><text:s text:c="6"/>"did": "9f114887-c00d-4a65-8559-0eb15ae118f8",</text:p>
      <text:p text:style-name="P16"><text:s text:c="6"/>"sid": "558d78e7-cecc-4b19-9c4a-846112412dd2",</text:p>
      <text:p text:style-name="P16"><text:s text:c="6"/>"createdAt": 1498355527,</text:p>
      <text:p text:style-name="P16"><text:s text:c="6"/>"utime": "1498329960",</text:p>
      <text:p text:style-name="P16"><text:s text:c="6"/>"transaction_amount": 10</text:p>
      <text:p text:style-name="P16"><text:s text:c="4"/>}</text:p>
      <text:p text:style-name="P22">For <text:span text:style-name="T9">categorizing users based on their level attempts</text:span>:</text:p>
      <text:p text:style-name="P17">{</text:p>
      <text:p text:style-name="P17"><text:s text:c="6"/>"rtime": 1498329966,</text:p>
      <text:p text:style-name="P17"><text:s text:c="6"/>"eventTime": 1498349760,</text:p>
      <text:p text:style-name="P17"><text:s text:c="6"/>"user_id": "3622beb0bcc4d0eb9fcff3c95931f631d998e8a8",</text:p>
      <text:p text:style-name="P17"><text:s text:c="6"/>"key": "Session_Start",</text:p>
      <text:p text:style-name="P17"><text:s text:c="6"/>"did": "9f114887-c00d-4a65-8559-0eb15ae118f8",</text:p>
      <text:p text:style-name="P17"><text:s text:c="6"/>"sid": "558d78e7-cecc-4b19-9c4a-846112412dd2",</text:p>
      <text:p text:style-name="P17"><text:soft-page-break/><text:s text:c="6"/>"createdAt": 1498355527,</text:p>
      <text:p text:style-name="P17"><text:s text:c="6"/>"utime": "1498329960",</text:p>
      <text:p text:style-name="P17"><text:tab/> <text:s/>"event_name": "Level 7 Failed"</text:p>
      <text:p text:style-name="P17"><text:s text:c="4"/>}</text:p>
      <text:p text:style-name="P23">For <text:span text:style-name="T9">categorizing users based on their amount of time spent on a level</text:span>:</text:p>
      <text:p text:style-name="P18">{</text:p>
      <text:p text:style-name="P18"><text:s text:c="6"/>"rtime": 1498329966,</text:p>
      <text:p text:style-name="P18"><text:s text:c="6"/>"eventTime": 1498349760,</text:p>
      <text:p text:style-name="P18"><text:s text:c="6"/>"user_id": "3622beb0bcc4d0eb9fcff3c95931f631d998e8a8",</text:p>
      <text:p text:style-name="P18"><text:s text:c="6"/>"key": "Session_Start",</text:p>
      <text:p text:style-name="P18"><text:s text:c="6"/>"did": "9f114887-c00d-4a65-8559-0eb15ae118f8",</text:p>
      <text:p text:style-name="P18"><text:s text:c="6"/>"sid": "558d78e7-cecc-4b19-9c4a-846112412dd2",</text:p>
      <text:p text:style-name="P18"><text:s text:c="6"/>"createdAt": 1498355527,</text:p>
      <text:p text:style-name="P18"><text:s text:c="6"/>"utime": "1498329960",</text:p>
      <text:p text:style-name="P18"><text:s text:c="6"/>"event_name": "Level 7 started"</text:p>
      <text:p text:style-name="P18"><text:s text:c="4"/>},</text:p>
      <text:p text:style-name="P18"><text:s text:c="4"/>{</text:p>
      <text:p text:style-name="P18"><text:s text:c="6"/>"rtime": 1498329168,</text:p>
      <text:p text:style-name="P18"><text:s text:c="6"/>"eventTime": 1498348963,</text:p>
      <text:p text:style-name="P18"><text:s text:c="6"/>"user_id": "3622beb0bcc4d0eb9fcff3c95931f631d998e8a8",</text:p>
      <text:p text:style-name="P18"><text:s text:c="6"/>"key": "Session_Start",</text:p>
      <text:p text:style-name="P18"><text:s text:c="6"/>"did": "9f114887-c00d-4a65-8559-0eb15ae118f8",</text:p>
      <text:p text:style-name="P18"><text:s text:c="6"/>"sid": "af8d7838-8d94-4550-b78e-9ca412e1f13c",</text:p>
      <text:p text:style-name="P18"><text:s text:c="6"/>"createdAt": 1498355780,</text:p>
      <text:p text:style-name="P18"><text:s text:c="6"/>"utime": "1498329163",</text:p>
      <text:p text:style-name="P18"><text:s text:c="6"/>"event_name": "Level 7 Failed"</text:p>
      <text:p text:style-name="P18"><text:s text:c="4"/>}</text:p>
      <text:p text:style-name="P23"/>
      <text:p text:style-name="P19"><text:span text:style-name="T7"/></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7-09-26T18:58:03.333725688</dc:date>
    <meta:editing-cycles>40</meta:editing-cycles>
    <meta:editing-duration>PT43M37S</meta:editing-duration>
    <meta:generator>LibreOffice/5.2.2.2$Linux_X86_64 LibreOffice_project/20m0$Build-2</meta:generator>
    <meta:document-statistic meta:table-count="1" meta:image-count="0" meta:object-count="0" meta:page-count="3" meta:paragraph-count="85" meta:word-count="557" meta:character-count="4419" meta:non-whitespace-character-count="3656"/>
  </office:meta>
</office:document-meta>
</file>